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chuvas fortes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queda de árvore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parede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parede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létr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chuvas fortes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telhad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veícul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veícul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telhad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queda de árvore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telhad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queda de árvore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veícul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queda de árvore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eletrodoméstic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roub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létr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chuvas fortes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incêndi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roub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létr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queda de árvore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ventani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graniz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eletrodoméstic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deslizament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stét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ventani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eletrodoméstic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incêndi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queda de árvore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parede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queda de árvore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queda de árvore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eletrodoméstic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chuvas fortes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stét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curto-circui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telhad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deslizament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Meu imóvel sofreu danos estruturais devido a ventani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stét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roub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veícul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roub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incêndi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deslizament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telhad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incêndi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veícul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graniz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stét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telhad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veícul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queda de árvore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létr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queda de árvore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parede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curto-circui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Recentemente tive problemas com o veícul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curto-circui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parede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graniz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eletrodoméstic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curto-circui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queda de árvore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ventani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eletrodoméstic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curto-circui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queda de árvore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Ao revisar as cláusulas do contrato de seguro da apólice 123, encontrei uma divergência na cobertura de roub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ventani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deslizament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curto-circui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incêndi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incêndi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incêndi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stét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eletrodoméstic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queda de árvore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graniz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veícul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eletrodoméstic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veícul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deslizament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alagamant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eletrodoméstic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queda de árvore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alagaman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telhad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telhad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roub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eletrodoméstic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deslizament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curto-circui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telhad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deslizament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queda de árvore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granizo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alagamant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roub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telhado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u imóvel sofreu danos estruturais devido a enxurrada. A seguradora se recusou a cobrir, alegando que o evento não está especificado na apólice 123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veícul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elétricos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veícul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queda de árvore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roub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nha apólice 123 cobre danos por água? Tenho dúvidas e gostaria de receber orientações para saber se estou ampar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incêndi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incêndi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solicitar a alteração da apólice número 123 para incluir cobertura contra curto-circuito. Como devo proceder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incêndi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veículo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parede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 revisar as cláusulas do contrato de seguro da apólice 123, encontrei uma divergência na cobertura de roubo. Por favor, esclareçam essa questã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ntemente tive problemas com o fachada e acionei meu seguro. A seguradora informou que o dano não estava coberto, mas não concordo com a avaliação. Preciso de uma nova análise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ciso incluir um novo bem na apólice 123, mas não encontrei informações claras sobre o procedimento necessári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cebi uma notificação de que minha apólice 123 está em renovação automática. Quais são as condições dessa renovação e o que muda na cobertura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ostaria de entender como é feita a atualização do valor segurado na apólice 123. O montante parece desatualizado em relação aos preços atuais de mercado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z uma solicitação de indenização para reparos na minha fachada danificada, mas o valor foi inferior ao contratado. Gostaria de entender o motivo dessa diferença.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pós sofrer roubo, enviei toda a documentação para a seguradora, mas até o momento não obtive retorno. Podem me informar o status?</text:p>
          </table:table-cell>
          <table:table-cell office:value-type="string" table:style-name="ce2">
            <text:p>Seguro de Danos</text:p>
          </table:table-cell>
          <table:table-cell table:number-columns-repeated="16382"/>
        </table:table-row>
        <table:table-row table:number-rows-repeated="10482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Anderson Alves Monteiro</dc:creator>
    <dc:date>2024-10-21T00:48:10Z</dc:date>
  </office:meta>
</office:document-meta>
</file>